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stroke="solid" draw:auto-grow-height="true" fo:min-height="3.227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outline1">
      <style:graphic-properties fo:min-height="5.558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2">
        <draw:frame presentation:style-name="pr1" draw:layer="layout" svg:width="25.199cm" svg:height="3.227cm" svg:x="1.4cm" svg:y="0.837cm" presentation:class="title" presentation:user-transformed="true">
          <draw:text-box>
            <text:p>End of Magic</text:p>
          </draw:text-box>
        </draw:frame>
        <draw:frame presentation:style-name="pr2" draw:layer="layout" svg:width="16.634cm" svg:height="12.179cm" svg:x="1.4cm" svg:y="4.914cm" presentation:class="outline" presentation:user-transformed="true">
          <draw:text-box>
            <text:list text:style-name="L2">
              <text:list-header>
                <text:p>News Feed</text:p>
              </text:list-header>
            </text:list>
          </draw:text-box>
        </draw:frame>
        <draw:frame presentation:style-name="pr3" draw:layer="layout" svg:width="8.573cm" svg:height="6.36cm" svg:x="18.034cm" svg:y="4.914cm" presentation:class="outline" presentation:user-transformed="true">
          <draw:text-box>
            <text:list text:style-name="L2">
              <text:list-header>
                <text:p>Twitter Feed</text:p>
              </text:list-header>
            </text:list>
          </draw:text-box>
        </draw:frame>
        <draw:frame presentation:style-name="pr3" draw:layer="layout" svg:width="8.573cm" svg:height="5.808cm" svg:x="18.034cm" svg:y="11.274cm" presentation:class="outline" presentation:user-transformed="true">
          <draw:text-box>
            <text:list text:style-name="L2">
              <text:list-header>
                <text:p>Music Player</text:p>
              </text:list-header>
            </text:list>
          </draw:text-box>
        </draw:frame>
        <draw:custom-shape draw:style-name="gr1" draw:text-style-name="P1" draw:layer="layout" svg:width="26.67cm" svg:height="19.304cm" svg:x="0.762cm" svg:y="0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27cm" svg:height="0.762cm" svg:x="1.4cm" svg:y="4.152cm">
          <text:p text:style-name="P1">Nav Ba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27cm" svg:height="1.778cm" svg:x="1.4cm" svg:y="17.093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335cm" svg:height="0.963cm" svg:x="11.938cm" svg:y="17.78cm">
          <draw:text-box>
            <text:p>Footer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solid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8T23:19:32.63</meta:creation-date>
    <dc:date>2013-12-08T23:25:24.04</dc:date>
    <meta:editing-duration>P0D</meta:editing-duration>
    <meta:editing-cycles>1</meta:editing-cycles>
    <meta:document-statistic meta:object-count="31"/>
    <meta:generator>LibreOffice/3.6$Windows_x86 LibreOffice_project/f969faf-c24b504-8c77064-174276e-40b382</meta:generator>
  </office:meta>
</office:document-meta>
</file>